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3.7in"/>
    </style:style>
    <style:style style:name="co4" style:family="table-column">
      <style:table-column-properties fo:break-before="auto" style:column-width="2.9291in"/>
    </style:style>
    <style:style style:name="co5" style:family="table-column">
      <style:table-column-properties fo:break-before="auto" style:column-width="3.3917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2.6209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2.3126in"/>
    </style:style>
    <style:style style:name="co11" style:family="table-column">
      <style:table-column-properties fo:break-before="auto" style:column-width="2.0043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print_20_Tracker">
      <style:table-properties table:display="true" style:writing-mode="lr-tb"/>
    </style:style>
    <style:style style:name="ta2" style:family="table" style:master-page-name="PageStyle_5f_Version_20_Summary">
      <style:table-properties table:display="true" style:writing-mode="lr-tb"/>
    </style:style>
    <style:style style:name="ta3" style:family="table" style:master-page-name="PageStyle_5f_Phase_20_Overview">
      <style:table-properties table:display="true" style:writing-mode="lr-tb"/>
    </style:style>
    <style:style style:name="ce5" style:family="table-cell" style:parent-style-name="Default">
      <style:table-cell-properties fo:background-color="#f2f2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f2f2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Track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2" table:default-cell-style-name="ce4"/>
        <table:table-column table:style-name="co6" table:number-columns-repeated="16375" table:default-cell-style-name="Default"/>
        <table:table-row table:style-name="ro1"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Sprint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Guardrails</text:p>
          </table:table-cell>
          <table:table-cell table:style-name="ce3" office:value-type="string" calcext:value-type="string">
            <text:p>Implementation Scope</text:p>
          </table:table-cell>
          <table:table-cell table:style-name="ce3" office:value-type="string" calcext:value-type="string">
            <text:p>Deliverables</text:p>
          </table:table-cell>
          <table:table-cell table:style-name="ce3" office:value-type="string" calcext:value-type="string">
            <text:p>Definition of Done</text:p>
          </table:table-cell>
          <table:table-cell table:style-name="ce3" office:value-type="string" calcext:value-type="string">
            <text:p>Quality Ga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Sprint outcome — Parse and diagnose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Engine: Implement lexer/tokenizer for indentation-aware blocks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lexer/tokenizer for indentation-aware blocks.</text:p>
          </table:table-cell>
          <table:table-cell office:value-type="string" calcext:value-type="string">
            <text:p>Implement lexer/tokenizer for indentation-aware block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Engine: Implement parser support for `rule` blocks, `when` conditions, and `then` action lists (minimal subset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parser support for `rule` blocks, `when` conditions, and `then` action lists (minimal subset).</text:p>
          </table:table-cell>
          <table:table-cell office:value-type="string" calcext:value-type="string">
            <text:p>Implement parser support for `rule` blocks, `when` conditions, and `then` action lists (minimal subset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Tooling/DX: Add deterministic diagnostic format (file, line, column, code, message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Add deterministic diagnostic format (file, line, column, code, message).</text:p>
          </table:table-cell>
          <table:table-cell office:value-type="string" calcext:value-type="string">
            <text:p>Add deterministic diagnostic format (file, line, column, code, message)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Tests/Correctness: Add parser golden tests (valid/invalid fixtures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Add parser golden tests (valid/invalid fixtures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A</text:p>
          </table:table-cell>
          <table:table-cell office:value-type="string" calcext:value-type="string">
            <text:p>Docs: Write `docs/dsl_quickstart.md` (author + validate examples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Write `docs/dsl_quickstart.md` (author + validate examples)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B</text:p>
          </table:table-cell>
          <table:table-cell office:value-type="string" calcext:value-type="string">
            <text:p>Sprint outcome — Ship samples + docs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B</text:p>
          </table:table-cell>
          <table:table-cell office:value-type="string" calcext:value-type="string">
            <text:p>Product: Add `examples/equity_min_rules/` with 10 minimal rules and expected `validate` outputs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Add `examples/equity_min_rules/` with 10 minimal rules and expected `validate` output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B</text:p>
          </table:table-cell>
          <table:table-cell office:value-type="string" calcext:value-type="string">
            <text:p>Tooling/DX: Implement `sigmarule fmt` (minimal formatter / normalize indentation) *only if trivial*; otherwise defer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`sigmarule fmt` (minimal formatter / normalize indentation) *only if trivial*; otherwise defer.</text:p>
          </table:table-cell>
          <table:table-cell office:value-type="string" calcext:value-type="string">
            <text:p>Implement `sigmarule fmt` (minimal formatter / normalize indentation) *only if trivial*; otherwise defer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Authoring Bootstrap (Phase A)</text:p>
          </table:table-cell>
          <table:table-cell office:value-type="string" calcext:value-type="string">
            <text:p>0.1-B</text:p>
          </table:table-cell>
          <table:table-cell office:value-type="string" calcext:value-type="string">
            <text:p>Tests/Correctness: Add CLI snapshot tests (stdout golden files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Add CLI snapshot tests (stdout golden files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A</text:p>
          </table:table-cell>
          <table:table-cell office:value-type="string" calcext:value-type="string">
            <text:p>Sprint outcome — Type checker v1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A</text:p>
          </table:table-cell>
          <table:table-cell office:value-type="string" calcext:value-type="string">
            <text:p>Engine: Implement type model: primitives + `Price`, `Quantity`, `Percent`, `Timestamp`, `Duration`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type model: primitives + `Price`, `Quantity`, `Percent`, `Timestamp`, `Duration`.</text:p>
          </table:table-cell>
          <table:table-cell office:value-type="string" calcext:value-type="string">
            <text:p>Implement type model: primitives + `Price`, `Quantity`, `Percent`, `Timestamp`, `Duration`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A</text:p>
          </table:table-cell>
          <table:table-cell office:value-type="string" calcext:value-type="string">
            <text:p>Engine: Implement type checking for comparisons, boolean expressions, and action argument types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type checking for comparisons, boolean expressions, and action argument types.</text:p>
          </table:table-cell>
          <table:table-cell office:value-type="string" calcext:value-type="string">
            <text:p>Implement type checking for comparisons, boolean expressions, and action argument type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A</text:p>
          </table:table-cell>
          <table:table-cell office:value-type="string" calcext:value-type="string">
            <text:p>Tooling/DX: Improve error messages with “expected vs got” and source spans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rove error messages with “expected vs got” and source spans.</text:p>
          </table:table-cell>
          <table:table-cell office:value-type="string" calcext:value-type="string">
            <text:p>Improve error messages with “expected vs got” and source spans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A</text:p>
          </table:table-cell>
          <table:table-cell office:value-type="string" calcext:value-type="string">
            <text:p>Tests/Correctness: Add type-check fixtures (good/bad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Add type-check fixtures (good/bad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B</text:p>
          </table:table-cell>
          <table:table-cell office:value-type="string" calcext:value-type="string">
            <text:p>Sprint outcome — Profile compliance + forbidden constructs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B</text:p>
          </table:table-cell>
          <table:table-cell office:value-type="string" calcext:value-type="string">
            <text:p>Engine: Add AST validator for forbidden constructs: assignments, loops, function defs/calls outside whitelist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Add AST validator for forbidden constructs: assignments, loops, function defs/calls outside whitelist.</text:p>
          </table:table-cell>
          <table:table-cell office:value-type="string" calcext:value-type="string">
            <text:p>Add AST validator for forbidden constructs: assignments, loops, function defs/calls outside whitelist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B</text:p>
          </table:table-cell>
          <table:table-cell office:value-type="string" calcext:value-type="string">
            <text:p>Engine: Implement “language profiles” validator: `signal` profile vs `intent`/`risk` (initially only `signal` allowed)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Implement “language profiles” validator: `signal` profile vs `intent`/`risk` (initially only `signal` allowed).</text:p>
          </table:table-cell>
          <table:table-cell office:value-type="string" calcext:value-type="string">
            <text:p>Implement “language profiles” validator: `signal` profile vs `intent`/`risk` (initially only `signal` allowed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B</text:p>
          </table:table-cell>
          <table:table-cell office:value-type="string" calcext:value-type="string">
            <text:p>Tooling/DX: Add `sigmarule lint` with stable rule codes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office:value-type="string" calcext:value-type="string">
            <text:p>Add `sigmarule lint` with stable rule codes.</text:p>
          </table:table-cell>
          <table:table-cell office:value-type="string" calcext:value-type="string">
            <text:p>Add `sigmarule lint` with stable rule codes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Typed Authoring (Phase A)</text:p>
          </table:table-cell>
          <table:table-cell office:value-type="string" calcext:value-type="string">
            <text:p>0.2-B</text:p>
          </table:table-cell>
          <table:table-cell office:value-type="string" calcext:value-type="string">
            <text:p>Docs: Author “Language Guardrails” page mapping back to Ch 2.6 and Ch 10.</text:p>
          </table:table-cell>
          <table:table-cell office:value-type="string" calcext:value-type="string">
            <text:p>Python-shaped but not Python; no loops/assignments/unrestricted functions; deterministic diagnostics</text:p>
          </table:table-cell>
          <table:table-cell table:number-columns-repeated="2" office:value-type="string" calcext:value-type="string">
            <text:p>Author “Language Guardrails” page mapping back to Ch 2.6 and Ch 10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A</text:p>
          </table:table-cell>
          <table:table-cell office:value-type="string" calcext:value-type="string">
            <text:p>Sprint outcome — Deterministic evaluator + trace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A</text:p>
          </table:table-cell>
          <table:table-cell office:value-type="string" calcext:value-type="string">
            <text:p>Engine: Implement deterministic evaluation loop: event → context → rule matching → actions → decision output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Implement deterministic evaluation loop: event → context → rule matching → actions → decision outputs.</text:p>
          </table:table-cell>
          <table:table-cell office:value-type="string" calcext:value-type="string">
            <text:p>Implement deterministic evaluation loop: event → context → rule matching → actions → decision output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A</text:p>
          </table:table-cell>
          <table:table-cell office:value-type="string" calcext:value-type="string">
            <text:p>Engine: Implement deterministic ordering rules (rule ordering + stable tie-breakers)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Implement deterministic ordering rules (rule ordering + stable tie-breakers).</text:p>
          </table:table-cell>
          <table:table-cell office:value-type="string" calcext:value-type="string">
            <text:p>Implement deterministic ordering rules (rule ordering + stable tie-breakers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A</text:p>
          </table:table-cell>
          <table:table-cell office:value-type="string" calcext:value-type="string">
            <text:p>Engine: Implement trace record model: rule fired, predicate outcomes, reason code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Implement trace record model: rule fired, predicate outcomes, reason codes.</text:p>
          </table:table-cell>
          <table:table-cell office:value-type="string" calcext:value-type="string">
            <text:p>Implement trace record model: rule fired, predicate outcomes, reason code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A</text:p>
          </table:table-cell>
          <table:table-cell office:value-type="string" calcext:value-type="string">
            <text:p>Tests/Correctness: Add golden trace tests on small bar serie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Add golden trace tests on small bar serie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B</text:p>
          </table:table-cell>
          <table:table-cell office:value-type="string" calcext:value-type="string">
            <text:p>Sprint outcome — CLI run + JSON output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B</text:p>
          </table:table-cell>
          <table:table-cell office:value-type="string" calcext:value-type="string">
            <text:p>Product: Implement `sigmarule run --input bars.csv --rules path/` producing `decisions.jsonl`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Implement `sigmarule run --input bars.csv --rules path/` producing `decisions.jsonl`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B</text:p>
          </table:table-cell>
          <table:table-cell office:value-type="string" calcext:value-type="string">
            <text:p>Tooling/DX: Add `sigmarule explain --decision-id ...` to print a single decision’s trace (basic)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Add `sigmarule explain --decision-id ...` to print a single decision’s trace (basic).</text:p>
          </table:table-cell>
          <table:table-cell office:value-type="string" calcext:value-type="string">
            <text:p>Add `sigmarule explain --decision-id ...` to print a single decision’s trace (basic)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3</text:p>
          </table:table-cell>
          <table:table-cell office:value-type="string" calcext:value-type="string">
            <text:p>Deterministic Evaluation (Equity) (Phase B)</text:p>
          </table:table-cell>
          <table:table-cell office:value-type="string" calcext:value-type="string">
            <text:p>0.3-B</text:p>
          </table:table-cell>
          <table:table-cell office:value-type="string" calcext:value-type="string">
            <text:p>Tests/Correctness: Add end-to-end fixtures: input CSV → expected JSON output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Add end-to-end fixtures: input CSV → expected JSON output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A</text:p>
          </table:table-cell>
          <table:table-cell office:value-type="string" calcext:value-type="string">
            <text:p>Sprint outcome — Event log + replay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A</text:p>
          </table:table-cell>
          <table:table-cell office:value-type="string" calcext:value-type="string">
            <text:p>Engine: Implement event log format (inputs + version pins + config) and deterministic replay loader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Implement event log format (inputs + version pins + config) and deterministic replay loader.</text:p>
          </table:table-cell>
          <table:table-cell office:value-type="string" calcext:value-type="string">
            <text:p>Implement event log format (inputs + version pins + config) and deterministic replay loader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A</text:p>
          </table:table-cell>
          <table:table-cell office:value-type="string" calcext:value-type="string">
            <text:p>Product: Implement `sigmarule replay --log run.log` producing identical decision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Implement `sigmarule replay --log run.log` producing identical decision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A</text:p>
          </table:table-cell>
          <table:table-cell office:value-type="string" calcext:value-type="string">
            <text:p>Tests/Correctness: Add “replay must match” golden tests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Add “replay must match” golden test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B</text:p>
          </table:table-cell>
          <table:table-cell office:value-type="string" calcext:value-type="string">
            <text:p>Sprint outcome — Explain UX + golden suite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B</text:p>
          </table:table-cell>
          <table:table-cell office:value-type="string" calcext:value-type="string">
            <text:p>Tooling/DX: Implement `sigmarule diff` to compare two runs (counts + first divergence) deterministically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office:value-type="string" calcext:value-type="string">
            <text:p>Implement `sigmarule diff` to compare two runs (counts + first divergence) deterministically.</text:p>
          </table:table-cell>
          <table:table-cell office:value-type="string" calcext:value-type="string">
            <text:p>Implement `sigmarule diff` to compare two runs (counts + first divergence) deterministically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B</text:p>
          </table:table-cell>
          <table:table-cell office:value-type="string" calcext:value-type="string">
            <text:p>Docs: Add “Debugging determinism” page (why/how to use replay + diff)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Add “Debugging determinism” page (why/how to use replay + diff)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4</text:p>
          </table:table-cell>
          <table:table-cell office:value-type="string" calcext:value-type="string">
            <text:p>MVP: Equity Rule Runner (Phase B)</text:p>
          </table:table-cell>
          <table:table-cell office:value-type="string" calcext:value-type="string">
            <text:p>0.4-B</text:p>
          </table:table-cell>
          <table:table-cell office:value-type="string" calcext:value-type="string">
            <text:p>Tests/Correctness: Expand golden suite across OS/timezone invariants (timestamp handling policy).</text:p>
          </table:table-cell>
          <table:table-cell office:value-type="string" calcext:value-type="string">
            <text:p>Deterministic evaluation order; explainability trace; replay-ready semantics; no broker execution in DSL</text:p>
          </table:table-cell>
          <table:table-cell table:number-columns-repeated="2" office:value-type="string" calcext:value-type="string">
            <text:p>Expand golden suite across OS/timezone invariants (timestamp handling policy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A</text:p>
          </table:table-cell>
          <table:table-cell office:value-type="string" calcext:value-type="string">
            <text:p>Sprint outcome — Indicator registry + caching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A</text:p>
          </table:table-cell>
          <table:table-cell office:value-type="string" calcext:value-type="string">
            <text:p>Engine: Implement indicator registry with explicit version pinning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office:value-type="string" calcext:value-type="string">
            <text:p>Implement indicator registry with explicit version pinning.</text:p>
          </table:table-cell>
          <table:table-cell office:value-type="string" calcext:value-type="string">
            <text:p>Implement indicator registry with explicit version pinning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A</text:p>
          </table:table-cell>
          <table:table-cell office:value-type="string" calcext:value-type="string">
            <text:p>Engine: Implement deterministic windows and bar alignment semantics (fixed policy)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office:value-type="string" calcext:value-type="string">
            <text:p>Implement deterministic windows and bar alignment semantics (fixed policy).</text:p>
          </table:table-cell>
          <table:table-cell office:value-type="string" calcext:value-type="string">
            <text:p>Implement deterministic windows and bar alignment semantics (fixed policy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A</text:p>
          </table:table-cell>
          <table:table-cell office:value-type="string" calcext:value-type="string">
            <text:p>Tests/Correctness: Golden numeric tests for EMA/RSI/ATR/VWAP with fixed rounding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table:number-columns-repeated="2" office:value-type="string" calcext:value-type="string">
            <text:p>Golden numeric tests for EMA/RSI/ATR/VWAP with fixed rounding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B</text:p>
          </table:table-cell>
          <table:table-cell office:value-type="string" calcext:value-type="string">
            <text:p>Sprint outcome — Indicator-based sample strategies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B</text:p>
          </table:table-cell>
          <table:table-cell office:value-type="string" calcext:value-type="string">
            <text:p>Product: Add `examples/equity_indicator_rules/` with 10 rules and expected results on sample datasets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table:number-columns-repeated="2" office:value-type="string" calcext:value-type="string">
            <text:p>Add `examples/equity_indicator_rules/` with 10 rules and expected results on sample dataset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B</text:p>
          </table:table-cell>
          <table:table-cell office:value-type="string" calcext:value-type="string">
            <text:p>Docs: Add “Indicator cookbook” pages with inputs/outputs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table:number-columns-repeated="2" office:value-type="string" calcext:value-type="string">
            <text:p>Add “Indicator cookbook” pages with inputs/outputs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Indicators + Feature Registry (Phase C)</text:p>
          </table:table-cell>
          <table:table-cell office:value-type="string" calcext:value-type="string">
            <text:p>0.5-B</text:p>
          </table:table-cell>
          <table:table-cell office:value-type="string" calcext:value-type="string">
            <text:p>Tooling/DX: Add `sigmarule profile` summary (what indicators/actions a pack uses).</text:p>
          </table:table-cell>
          <table:table-cell office:value-type="string" calcext:value-type="string">
            <text:p>Deterministic indicators only; version pinning; fixed rounding/windows; reproducible outputs</text:p>
          </table:table-cell>
          <table:table-cell office:value-type="string" calcext:value-type="string">
            <text:p>Add `sigmarule profile` summary (what indicators/actions a pack uses).</text:p>
          </table:table-cell>
          <table:table-cell office:value-type="string" calcext:value-type="string">
            <text:p>Add `sigmarule profile` summary (what indicators/actions a pack uses)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A</text:p>
          </table:table-cell>
          <table:table-cell office:value-type="string" calcext:value-type="string">
            <text:p>Sprint outcome — Imports + module layout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A</text:p>
          </table:table-cell>
          <table:table-cell office:value-type="string" calcext:value-type="string">
            <text:p>Engine: Implement module/import resolution rules (no dynamic imports; deterministic load order)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office:value-type="string" calcext:value-type="string">
            <text:p>Implement module/import resolution rules (no dynamic imports; deterministic load order).</text:p>
          </table:table-cell>
          <table:table-cell office:value-type="string" calcext:value-type="string">
            <text:p>Implement module/import resolution rules (no dynamic imports; deterministic load order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A</text:p>
          </table:table-cell>
          <table:table-cell office:value-type="string" calcext:value-type="string">
            <text:p>Engine: Add dependency graph validation + cycle detection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office:value-type="string" calcext:value-type="string">
            <text:p>Add dependency graph validation + cycle detection.</text:p>
          </table:table-cell>
          <table:table-cell office:value-type="string" calcext:value-type="string">
            <text:p>Add dependency graph validation + cycle detection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A</text:p>
          </table:table-cell>
          <table:table-cell office:value-type="string" calcext:value-type="string">
            <text:p>Tests/Correctness: Fixtures for import resolution and cycle errors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table:number-columns-repeated="2" office:value-type="string" calcext:value-type="string">
            <text:p>Fixtures for import resolution and cycle error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B</text:p>
          </table:table-cell>
          <table:table-cell office:value-type="string" calcext:value-type="string">
            <text:p>Sprint outcome — Rule pack packaging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B</text:p>
          </table:table-cell>
          <table:table-cell office:value-type="string" calcext:value-type="string">
            <text:p>Product: Implement pack manifest: name, version, compatibility, hashes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table:number-columns-repeated="2" office:value-type="string" calcext:value-type="string">
            <text:p>Implement pack manifest: name, version, compatibility, hashe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B</text:p>
          </table:table-cell>
          <table:table-cell office:value-type="string" calcext:value-type="string">
            <text:p>Tooling/DX: Implement `sigmarule pack` and `sigmarule validate --pack file`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office:value-type="string" calcext:value-type="string">
            <text:p>Implement `sigmarule pack` and `sigmarule validate --pack file`.</text:p>
          </table:table-cell>
          <table:table-cell office:value-type="string" calcext:value-type="string">
            <text:p>Implement `sigmarule pack` and `sigmarule validate --pack file`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Library + Packaging (Phase D)</text:p>
          </table:table-cell>
          <table:table-cell office:value-type="string" calcext:value-type="string">
            <text:p>0.6-B</text:p>
          </table:table-cell>
          <table:table-cell office:value-type="string" calcext:value-type="string">
            <text:p>Docs: Add “Rule library model” page aligned to Ch 23.</text:p>
          </table:table-cell>
          <table:table-cell office:value-type="string" calcext:value-type="string">
            <text:p>Deterministic imports; no dynamic imports; compatibility metadata; reproducible pack hashes</text:p>
          </table:table-cell>
          <table:table-cell table:number-columns-repeated="2" office:value-type="string" calcext:value-type="string">
            <text:p>Add “Rule library model” page aligned to Ch 23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A</text:p>
          </table:table-cell>
          <table:table-cell office:value-type="string" calcext:value-type="string">
            <text:p>Sprint outcome — Signal/Intent/Risk profiles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A</text:p>
          </table:table-cell>
          <table:table-cell office:value-type="string" calcext:value-type="string">
            <text:p>Engine: Implement profile-specific allowed verbs and outputs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office:value-type="string" calcext:value-type="string">
            <text:p>Implement profile-specific allowed verbs and outputs.</text:p>
          </table:table-cell>
          <table:table-cell office:value-type="string" calcext:value-type="string">
            <text:p>Implement profile-specific allowed verbs and output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A</text:p>
          </table:table-cell>
          <table:table-cell office:value-type="string" calcext:value-type="string">
            <text:p>Engine: Implement stable decision schema (signals/intents/constraints + trace)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office:value-type="string" calcext:value-type="string">
            <text:p>Implement stable decision schema (signals/intents/constraints + trace).</text:p>
          </table:table-cell>
          <table:table-cell office:value-type="string" calcext:value-type="string">
            <text:p>Implement stable decision schema (signals/intents/constraints + trace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A</text:p>
          </table:table-cell>
          <table:table-cell office:value-type="string" calcext:value-type="string">
            <text:p>Tests/Correctness: Golden schemas + backward-compat checks for outputs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 office:value-type="string" calcext:value-type="string">
            <text:p>Golden schemas + backward-compat checks for output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B</text:p>
          </table:table-cell>
          <table:table-cell office:value-type="string" calcext:value-type="string">
            <text:p>Sprint outcome — Risk constraints v1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B</text:p>
          </table:table-cell>
          <table:table-cell office:value-type="string" calcext:value-type="string">
            <text:p>Engine: Implement risk rule evaluation as a separate phase that can block decisions (fail-closed)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office:value-type="string" calcext:value-type="string">
            <text:p>Implement risk rule evaluation as a separate phase that can block decisions (fail-closed).</text:p>
          </table:table-cell>
          <table:table-cell office:value-type="string" calcext:value-type="string">
            <text:p>Implement risk rule evaluation as a separate phase that can block decisions (fail-closed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B</text:p>
          </table:table-cell>
          <table:table-cell office:value-type="string" calcext:value-type="string">
            <text:p>Product: Add `examples/risk_rules/` showing blocked trades and reasons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 office:value-type="string" calcext:value-type="string">
            <text:p>Add `examples/risk_rules/` showing blocked trades and reason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B</text:p>
          </table:table-cell>
          <table:table-cell office:value-type="string" calcext:value-type="string">
            <text:p>Tests/Correctness: Golden tests proving risk blocks are deterministic and replayable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 office:value-type="string" calcext:value-type="string">
            <text:p>Golden tests proving risk blocks are deterministic and replayable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C</text:p>
          </table:table-cell>
          <table:table-cell office:value-type="string" calcext:value-type="string">
            <text:p>Sprint outcome — Reports + UX polish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C</text:p>
          </table:table-cell>
          <table:table-cell office:value-type="string" calcext:value-type="string">
            <text:p>Product: Implement `sigmarule report` (aggregate outcomes per rule/symbol/day)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 office:value-type="string" calcext:value-type="string">
            <text:p>Implement `sigmarule report` (aggregate outcomes per rule/symbol/day)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C</text:p>
          </table:table-cell>
          <table:table-cell office:value-type="string" calcext:value-type="string">
            <text:p>Tooling/DX: Improve `explain` formatting: “why did/didn’t it fire?” outputs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office:value-type="string" calcext:value-type="string">
            <text:p>Improve `explain` formatting: “why did/didn’t it fire?” outputs.</text:p>
          </table:table-cell>
          <table:table-cell office:value-type="string" calcext:value-type="string">
            <text:p>Improve `explain` formatting: “why did/didn’t it fire?” outputs.; stable CLI output</text:p>
          </table:table-cell>
          <table:table-cell office:value-type="string" calcext:value-type="string">
            <text:p>Command/output format stable; snapshot tests updated; deterministic across reruns</text:p>
          </table:table-cell>
          <table:table-cell office:value-type="string" calcext:value-type="string">
            <text:p>Snapshot tests stable; deterministic rerun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Stable Equity Product (Phase E)</text:p>
          </table:table-cell>
          <table:table-cell office:value-type="string" calcext:value-type="string">
            <text:p>1.0-C</text:p>
          </table:table-cell>
          <table:table-cell office:value-type="string" calcext:value-type="string">
            <text:p>Docs: Add “Equity product quickstart” and “FAQ”.</text:p>
          </table:table-cell>
          <table:table-cell office:value-type="string" calcext:value-type="string">
            <text:p>Signal/intent/risk separation; fail-closed risk constraints; stable schemas; no broker execution in DSL</text:p>
          </table:table-cell>
          <table:table-cell table:number-columns-repeated="2" office:value-type="string" calcext:value-type="string">
            <text:p>Add “Equity product quickstart” and “FAQ”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A</text:p>
          </table:table-cell>
          <table:table-cell office:value-type="string" calcext:value-type="string">
            <text:p>Sprint outcome — Option instrument model + types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A</text:p>
          </table:table-cell>
          <table:table-cell office:value-type="string" calcext:value-type="string">
            <text:p>Engine: Add option contract types, validation, and canonical identifier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Add option contract types, validation, and canonical identifiers.</text:p>
          </table:table-cell>
          <table:table-cell office:value-type="string" calcext:value-type="string">
            <text:p>Add option contract types, validation, and canonical identifier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A</text:p>
          </table:table-cell>
          <table:table-cell office:value-type="string" calcext:value-type="string">
            <text:p>Engine: Extend data model to include option snapshots (quotes/greeks inputs)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Extend data model to include option snapshots (quotes/greeks inputs).</text:p>
          </table:table-cell>
          <table:table-cell office:value-type="string" calcext:value-type="string">
            <text:p>Extend data model to include option snapshots (quotes/greeks inputs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A</text:p>
          </table:table-cell>
          <table:table-cell office:value-type="string" calcext:value-type="string">
            <text:p>Tests/Correctness: Fixtures for expiry/strike validation and parsing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Fixtures for expiry/strike validation and parsing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B</text:p>
          </table:table-cell>
          <table:table-cell office:value-type="string" calcext:value-type="string">
            <text:p>Sprint outcome — Option context binding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B</text:p>
          </table:table-cell>
          <table:table-cell office:value-type="string" calcext:value-type="string">
            <text:p>Engine: Implement `option` context binding rules and deterministic context selection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Implement `option` context binding rules and deterministic context selection.</text:p>
          </table:table-cell>
          <table:table-cell office:value-type="string" calcext:value-type="string">
            <text:p>Implement `option` context binding rules and deterministic context selection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B</text:p>
          </table:table-cell>
          <table:table-cell office:value-type="string" calcext:value-type="string">
            <text:p>Product: Implement `sigmarule run --input options.csv` mode (or multi-input bundle)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Implement `sigmarule run --input options.csv` mode (or multi-input bundle)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B</text:p>
          </table:table-cell>
          <table:table-cell office:value-type="string" calcext:value-type="string">
            <text:p>Docs: Add “Option context rules” tutorial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Add “Option context rules” tutorial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C</text:p>
          </table:table-cell>
          <table:table-cell office:value-type="string" calcext:value-type="string">
            <text:p>Sprint outcome — Selection helpers + examples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C</text:p>
          </table:table-cell>
          <table:table-cell office:value-type="string" calcext:value-type="string">
            <text:p>Engine: Add deterministic strike/expiry selection primitives (ATM/OTM, delta-based selection when available)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Add deterministic strike/expiry selection primitives (ATM/OTM, delta-based selection when available).</text:p>
          </table:table-cell>
          <table:table-cell office:value-type="string" calcext:value-type="string">
            <text:p>Add deterministic strike/expiry selection primitives (ATM/OTM, delta-based selection when available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C</text:p>
          </table:table-cell>
          <table:table-cell office:value-type="string" calcext:value-type="string">
            <text:p>Product: Add `examples/options_contract_rules/` with expected output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Add `examples/options_contract_rules/` with expected output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Options Contract Context (Phase F)</text:p>
          </table:table-cell>
          <table:table-cell office:value-type="string" calcext:value-type="string">
            <text:p>1.1-C</text:p>
          </table:table-cell>
          <table:table-cell office:value-type="string" calcext:value-type="string">
            <text:p>Tests/Correctness: Golden tests for selection behavior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Golden tests for selection behavior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A</text:p>
          </table:table-cell>
          <table:table-cell office:value-type="string" calcext:value-type="string">
            <text:p>Sprint outcome — Chain schema + snapshot semantics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A</text:p>
          </table:table-cell>
          <table:table-cell office:value-type="string" calcext:value-type="string">
            <text:p>Engine: Implement chain snapshot schema and atomic retrieval semantic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Implement chain snapshot schema and atomic retrieval semantics.</text:p>
          </table:table-cell>
          <table:table-cell office:value-type="string" calcext:value-type="string">
            <text:p>Implement chain snapshot schema and atomic retrieval semantic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A</text:p>
          </table:table-cell>
          <table:table-cell office:value-type="string" calcext:value-type="string">
            <text:p>Engine: Add staleness/quality guards as first-class predicate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Add staleness/quality guards as first-class predicates.</text:p>
          </table:table-cell>
          <table:table-cell office:value-type="string" calcext:value-type="string">
            <text:p>Add staleness/quality guards as first-class predicate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A</text:p>
          </table:table-cell>
          <table:table-cell office:value-type="string" calcext:value-type="string">
            <text:p>Tests/Correctness: Fixtures for incomplete chain handling and deterministic “unknown” outcomes (per policy)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Fixtures for incomplete chain handling and deterministic “unknown” outcomes (per policy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B</text:p>
          </table:table-cell>
          <table:table-cell office:value-type="string" calcext:value-type="string">
            <text:p>Sprint outcome — Derived chain metrics v1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B</text:p>
          </table:table-cell>
          <table:table-cell office:value-type="string" calcext:value-type="string">
            <text:p>Engine: Implement derived chain metrics functions with deterministic rounding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office:value-type="string" calcext:value-type="string">
            <text:p>Implement derived chain metrics functions with deterministic rounding.</text:p>
          </table:table-cell>
          <table:table-cell office:value-type="string" calcext:value-type="string">
            <text:p>Implement derived chain metrics functions with deterministic rounding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B</text:p>
          </table:table-cell>
          <table:table-cell office:value-type="string" calcext:value-type="string">
            <text:p>Product: Add chain analytics examples and expected output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Add chain analytics examples and expected output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B</text:p>
          </table:table-cell>
          <table:table-cell office:value-type="string" calcext:value-type="string">
            <text:p>Tests/Correctness: Golden numeric tests for PCR/OI change/skew computation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Golden numeric tests for PCR/OI change/skew computation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C</text:p>
          </table:table-cell>
          <table:table-cell office:value-type="string" calcext:value-type="string">
            <text:p>Sprint outcome — Chain-driven worked examples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C</text:p>
          </table:table-cell>
          <table:table-cell office:value-type="string" calcext:value-type="string">
            <text:p>Product: Add chain-driven examples aligned to Ch 27.4 with deterministic outputs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Add chain-driven examples aligned to Ch 27.4 with deterministic output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Option Chain Context (Phase F)</text:p>
          </table:table-cell>
          <table:table-cell office:value-type="string" calcext:value-type="string">
            <text:p>1.2-C</text:p>
          </table:table-cell>
          <table:table-cell office:value-type="string" calcext:value-type="string">
            <text:p>Docs: Add “Chain context cookbook”.</text:p>
          </table:table-cell>
          <table:table-cell office:value-type="string" calcext:value-type="string">
            <text:p>Deterministic option/chain contexts; atomic snapshots; staleness/quality guards; fixed rounding</text:p>
          </table:table-cell>
          <table:table-cell table:number-columns-repeated="2" office:value-type="string" calcext:value-type="string">
            <text:p>Add “Chain context cookbook”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A</text:p>
          </table:table-cell>
          <table:table-cell office:value-type="string" calcext:value-type="string">
            <text:p>Sprint outcome — Intent verbs v1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A</text:p>
          </table:table-cell>
          <table:table-cell office:value-type="string" calcext:value-type="string">
            <text:p>Engine: Implement intent actions as verbs with typed signatures and idempotency rule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office:value-type="string" calcext:value-type="string">
            <text:p>Implement intent actions as verbs with typed signatures and idempotency rules.</text:p>
          </table:table-cell>
          <table:table-cell office:value-type="string" calcext:value-type="string">
            <text:p>Implement intent actions as verbs with typed signatures and idempotency rule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A</text:p>
          </table:table-cell>
          <table:table-cell office:value-type="string" calcext:value-type="string">
            <text:p>Engine: Implement conflict resolution policy for multiple intents (deterministic tie-breakers)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office:value-type="string" calcext:value-type="string">
            <text:p>Implement conflict resolution policy for multiple intents (deterministic tie-breakers).</text:p>
          </table:table-cell>
          <table:table-cell office:value-type="string" calcext:value-type="string">
            <text:p>Implement conflict resolution policy for multiple intents (deterministic tie-breakers)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A</text:p>
          </table:table-cell>
          <table:table-cell office:value-type="string" calcext:value-type="string">
            <text:p>Tests/Correctness: Golden tests on intent conflict scenario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Golden tests on intent conflict scenario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B</text:p>
          </table:table-cell>
          <table:table-cell office:value-type="string" calcext:value-type="string">
            <text:p>Sprint outcome — Execution planning IR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B</text:p>
          </table:table-cell>
          <table:table-cell office:value-type="string" calcext:value-type="string">
            <text:p>Engine: Implement plan IR schema (entry/exit/size primitives) and deterministic plan generation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office:value-type="string" calcext:value-type="string">
            <text:p>Implement plan IR schema (entry/exit/size primitives) and deterministic plan generation.</text:p>
          </table:table-cell>
          <table:table-cell office:value-type="string" calcext:value-type="string">
            <text:p>Implement plan IR schema (entry/exit/size primitives) and deterministic plan generation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B</text:p>
          </table:table-cell>
          <table:table-cell office:value-type="string" calcext:value-type="string">
            <text:p>Product: `sigmarule plan` command outputs plan JSON for downstream adapter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`sigmarule plan` command outputs plan JSON for downstream adapter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B</text:p>
          </table:table-cell>
          <table:table-cell office:value-type="string" calcext:value-type="string">
            <text:p>Tests/Correctness: Golden plan outputs for sample intent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Golden plan outputs for sample intents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C</text:p>
          </table:table-cell>
          <table:table-cell office:value-type="string" calcext:value-type="string">
            <text:p>Sprint outcome — Risk enforcement integrated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C</text:p>
          </table:table-cell>
          <table:table-cell office:value-type="string" calcext:value-type="string">
            <text:p>Engine: Integrate risk evaluation across signals→intents→plans; fail-closed default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office:value-type="string" calcext:value-type="string">
            <text:p>Integrate risk evaluation across signals→intents→plans; fail-closed defaults.</text:p>
          </table:table-cell>
          <table:table-cell office:value-type="string" calcext:value-type="string">
            <text:p>Integrate risk evaluation across signals→intents→plans; fail-closed defaults.; integrated into compiler/runtime</text:p>
          </table:table-cell>
          <table:table-cell office:value-type="string" calcext:value-type="string">
            <text:p>Implemented with deterministic behavior; unit/golden tests pass; no forbidden constructs introduced</text:p>
          </table:table-cell>
          <table:table-cell office:value-type="string" calcext:value-type="string">
            <text:p>Unit tests + goldens green; deterministic properties preserve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C</text:p>
          </table:table-cell>
          <table:table-cell office:value-type="string" calcext:value-type="string">
            <text:p>Product: `sigmarule plan --with-risk` outputs allowed/blocked plans with reasons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`sigmarule plan --with-risk` outputs allowed/blocked plans with reasons.</text:p>
          </table:table-cell>
          <table:table-cell office:value-type="string" calcext:value-type="string">
            <text:p>Feature works on sample packs/datasets; outputs match expected JSON/goldens</text:p>
          </table:table-cell>
          <table:table-cell office:value-type="string" calcext:value-type="string">
            <text:p>E2E fixtures pass; output schema validated; goldens sta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C</text:p>
          </table:table-cell>
          <table:table-cell office:value-type="string" calcext:value-type="string">
            <text:p>Tests/Correctness: Parity tests: same inputs + same outputs across replay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Parity tests: same inputs + same outputs across replay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D</text:p>
          </table:table-cell>
          <table:table-cell office:value-type="string" calcext:value-type="string">
            <text:p>Sprint outcome — Parity harness + contracts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/>
          <table:table-cell office:value-type="string" calcext:value-type="string">
            <text:p>CLI works end-to-end on fixtures; deterministic reruns match; docs/examples updated</text:p>
          </table:table-cell>
          <table:table-cell office:value-type="string" calcext:value-type="string">
            <text:p>E2E fixtures + golden outpu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D</text:p>
          </table:table-cell>
          <table:table-cell office:value-type="string" calcext:value-type="string">
            <text:p>Tests/Correctness: Implement parity harness for backtest vs replay vs simulated-live modes (Ch 19)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Implement parity harness for backtest vs replay vs simulated-live modes (Ch 19).</text:p>
          </table:table-cell>
          <table:table-cell office:value-type="string" calcext:value-type="string">
            <text:p>Fixtures + expected outputs added; tests pass on clean run; reruns produce identical outputs</text:p>
          </table:table-cell>
          <table:table-cell office:value-type="string" calcext:value-type="string">
            <text:p>Golden tests stable; test suite gre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Intent→Plan→Risk Platform (Phase G)</text:p>
          </table:table-cell>
          <table:table-cell office:value-type="string" calcext:value-type="string">
            <text:p>2.0-D</text:p>
          </table:table-cell>
          <table:table-cell office:value-type="string" calcext:value-type="string">
            <text:p>Docs: Document adapter contracts (Ch 25) and integration guidance.</text:p>
          </table:table-cell>
          <table:table-cell office:value-type="string" calcext:value-type="string">
            <text:p>Intent→plan→risk separation; deterministic conflict resolution; broker-agnostic plan IR only; fail-closed risk</text:p>
          </table:table-cell>
          <table:table-cell table:number-columns-repeated="2" office:value-type="string" calcext:value-type="string">
            <text:p>Document adapter contracts (Ch 25) and integration guidance.</text:p>
          </table:table-cell>
          <table:table-cell office:value-type="string" calcext:value-type="string">
            <text:p>Doc page added/updated; examples validated against current CLI</text:p>
          </table:table-cell>
          <table:table-cell office:value-type="string" calcext:value-type="string">
            <text:p>Docs examples verified via CLI on fixtures</text:p>
          </table:table-cell>
          <table:table-cell table:number-columns-repeated="16375"/>
        </table:table-row>
      </table:table>
      <table:table table:name="Version Summary" table:style-name="ta2">
        <office:forms form:automatic-focus="false" form:apply-design-mode="false"/>
        <table:table-column table:style-name="co1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5" table:default-cell-style-name="ce4"/>
        <table:table-column table:style-name="co6" table:number-columns-repeated="16378" table:default-cell-style-name="Default"/>
        <table:table-row table:style-name="ro1"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User-visible capability</text:p>
          </table:table-cell>
          <table:table-cell table:style-name="ce3" office:value-type="string" calcext:value-type="string">
            <text:p>Major framework work</text:p>
          </table:table-cell>
          <table:table-cell table:style-name="ce3" office:value-type="string" calcext:value-type="string">
            <text:p>Risks retired</text:p>
          </table:table-cell>
          <table:table-cell table:style-name="ce3" office:value-type="string" calcext:value-type="string">
            <text:p>Not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v0.1</text:p>
          </table:table-cell>
          <table:table-cell office:value-type="string" calcext:value-type="string">
            <text:p>“Validate rule files”</text:p>
          </table:table-cell>
          <table:table-cell office:value-type="string" calcext:value-type="string">
            <text:p>`validate` CLI with deterministic diagnostics on a small DSL subset</text:p>
          </table:table-cell>
          <table:table-cell office:value-type="string" calcext:value-type="string">
            <text:p>Lexer/parser skeleton + AST + diagnostics</text:p>
          </table:table-cell>
          <table:table-cell office:value-type="string" calcext:value-type="string">
            <text:p>Can parse safely without Python escape hatches</text:p>
          </table:table-cell>
          <table:table-cell office:value-type="string" calcext:value-type="string">
            <text:p>CLI: `validate`; Docs/examples: minimal rules + quickstart; Correctness: parser golden t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0.2</text:p>
          </table:table-cell>
          <table:table-cell office:value-type="string" calcext:value-type="string">
            <text:p>“Typed rules”</text:p>
          </table:table-cell>
          <table:table-cell office:value-type="string" calcext:value-type="string">
            <text:p>Type errors + profile checks; sample rule pack compiles</text:p>
          </table:table-cell>
          <table:table-cell office:value-type="string" calcext:value-type="string">
            <text:p>Type system + validators for forbidden constructs</text:p>
          </table:table-cell>
          <table:table-cell office:value-type="string" calcext:value-type="string">
            <text:p>Prevents unsafe/ambiguous authoring</text:p>
          </table:table-cell>
          <table:table-cell office:value-type="string" calcext:value-type="string">
            <text:p>CLI: `validate`, `lint`; Docs/examples: typed rule pack examples; Correctness: type-check fixtur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v0.3</text:p>
          </table:table-cell>
          <table:table-cell office:value-type="string" calcext:value-type="string">
            <text:p>“Run rules on bars”</text:p>
          </table:table-cell>
          <table:table-cell office:value-type="string" calcext:value-type="string">
            <text:p>`run` on OHLCV bars → signals + trace</text:p>
          </table:table-cell>
          <table:table-cell office:value-type="string" calcext:value-type="string">
            <text:p>Deterministic evaluator + trace model</text:p>
          </table:table-cell>
          <table:table-cell office:value-type="string" calcext:value-type="string">
            <text:p>Semantics are executable and explainable</text:p>
          </table:table-cell>
          <table:table-cell office:value-type="string" calcext:value-type="string">
            <text:p>CLI: `run`, basic `explain`; Docs/examples: equity bar runner examples; Correctness: golden trac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v0.4</text:p>
          </table:table-cell>
          <table:table-cell office:value-type="string" calcext:value-type="string">
            <text:p>“Replayable equity screener”</text:p>
          </table:table-cell>
          <table:table-cell office:value-type="string" calcext:value-type="string">
            <text:p>`run` + `explain` + `replay` on historical CSV with stable outputs</text:p>
          </table:table-cell>
          <table:table-cell office:value-type="string" calcext:value-type="string">
            <text:p>Event log + replay + golden tests</text:p>
          </table:table-cell>
          <table:table-cell office:value-type="string" calcext:value-type="string">
            <text:p>Deterministic replay parity starts</text:p>
          </table:table-cell>
          <table:table-cell office:value-type="string" calcext:value-type="string">
            <text:p>CLI: `replay`, `diff`, improved `explain`; Docs/examples: MVP tutorial + replay guide; Correctness: replay equivalence tests; Recommended MVP target in pl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0.5</text:p>
          </table:table-cell>
          <table:table-cell office:value-type="string" calcext:value-type="string">
            <text:p>“Real indicators, still deterministic”</text:p>
          </table:table-cell>
          <table:table-cell office:value-type="string" calcext:value-type="string">
            <text:p>Built-in indicators (EMA/RSI/ATR/VWAP) used in rules</text:p>
          </table:table-cell>
          <table:table-cell office:value-type="string" calcext:value-type="string">
            <text:p>Indicator registry + caching/version pinning</text:p>
          </table:table-cell>
          <table:table-cell office:value-type="string" calcext:value-type="string">
            <text:p>Indicator correctness + reproducibility</text:p>
          </table:table-cell>
          <table:table-cell office:value-type="string" calcext:value-type="string">
            <text:p>CLI: indicator support in `run`; Docs/examples: indicator cookbook + realistic rules; Correctness: golden numeric t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0.6</text:p>
          </table:table-cell>
          <table:table-cell office:value-type="string" calcext:value-type="string">
            <text:p>“Reusable rule packs”</text:p>
          </table:table-cell>
          <table:table-cell office:value-type="string" calcext:value-type="string">
            <text:p>`pack`/`import` rules; semantic versioning; sample library</text:p>
          </table:table-cell>
          <table:table-cell office:value-type="string" calcext:value-type="string">
            <text:p>Module/import rules + pack metadata</text:p>
          </table:table-cell>
          <table:table-cell office:value-type="string" calcext:value-type="string">
            <text:p>Reuse, governance foundations</text:p>
          </table:table-cell>
          <table:table-cell office:value-type="string" calcext:value-type="string">
            <text:p>CLI: `pack`, deterministic `import`; Docs/examples: reusable library starter pack; Correctness: pack hash verif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1.0</text:p>
          </table:table-cell>
          <table:table-cell office:value-type="string" calcext:value-type="string">
            <text:p>“Credible first product”</text:p>
          </table:table-cell>
          <table:table-cell office:value-type="string" calcext:value-type="string">
            <text:p>Equity screeners + intent-style outputs + risk constraints + reports</text:p>
          </table:table-cell>
          <table:table-cell office:value-type="string" calcext:value-type="string">
            <text:p>Rule profiles (signal/intent/risk) + stable CLI UX</text:p>
          </table:table-cell>
          <table:table-cell office:value-type="string" calcext:value-type="string">
            <text:p>First “platform-ready” core</text:p>
          </table:table-cell>
          <table:table-cell office:value-type="string" calcext:value-type="string">
            <text:p>CLI: `report`, stable schema; Docs/examples: equity product guide + FAQ; Correctness: schema compat t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1.1</text:p>
          </table:table-cell>
          <table:table-cell office:value-type="string" calcext:value-type="string">
            <text:p>“Option-aware rules”</text:p>
          </table:table-cell>
          <table:table-cell office:value-type="string" calcext:value-type="string">
            <text:p>`option` context: contract selection + greeks inputs (computed/pluggable)</text:p>
          </table:table-cell>
          <table:table-cell office:value-type="string" calcext:value-type="string">
            <text:p>Option instrument model + type extensions</text:p>
          </table:table-cell>
          <table:table-cell office:value-type="string" calcext:value-type="string">
            <text:p>Options correctness baseline</text:p>
          </table:table-cell>
          <table:table-cell office:value-type="string" calcext:value-type="string">
            <text:p>CLI: options input mode; Docs/examples: option context tutorials; Correctness: selection golden t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1.2</text:p>
          </table:table-cell>
          <table:table-cell office:value-type="string" calcext:value-type="string">
            <text:p>“Chain snapshots + analytics”</text:p>
          </table:table-cell>
          <table:table-cell office:value-type="string" calcext:value-type="string">
            <text:p>`chain` context queries + basic derived metrics; deterministic chain snapshot semantics</text:p>
          </table:table-cell>
          <table:table-cell office:value-type="string" calcext:value-type="string">
            <text:p>Chain schema + snapshot atomicity + feature ops</text:p>
          </table:table-cell>
          <table:table-cell office:value-type="string" calcext:value-type="string">
            <text:p>Chain determinism + staleness handling</text:p>
          </table:table-cell>
          <table:table-cell office:value-type="string" calcext:value-type="string">
            <text:p>CLI: chain input mode; Docs/examples: chain cookbook + worked examples; Correctness: chain determinism fixtur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2.0</text:p>
          </table:table-cell>
          <table:table-cell office:value-type="string" calcext:value-type="string">
            <text:p>“Full separation realized”</text:p>
          </table:table-cell>
          <table:table-cell office:value-type="string" calcext:value-type="string">
            <text:p>Intent verbs + execution plan generation + strict risk enforcement + backtest parity suite</text:p>
          </table:table-cell>
          <table:table-cell office:value-type="string" calcext:value-type="string">
            <text:p>Plan IR + conflict resolution + parity harness</text:p>
          </table:table-cell>
          <table:table-cell office:value-type="string" calcext:value-type="string">
            <text:p>Integration-ready deterministic outputs</text:p>
          </table:table-cell>
          <table:table-cell office:value-type="string" calcext:value-type="string">
            <text:p>CLI: `plan` (+ risk); Docs/examples: integration guide (adapter contracts); Correctness: parity harness suite</text:p>
          </table:table-cell>
          <table:table-cell table:number-columns-repeated="16378"/>
        </table:table-row>
      </table:table>
      <table:table table:name="Phase Overview" table:style-name="ta3">
        <office:forms form:automatic-focus="false" form:apply-design-mode="false"/>
        <table:table-column table:style-name="co10" table:default-cell-style-name="ce4"/>
        <table:table-column table:style-name="co8" table:number-columns-repeated="2" table:default-cell-style-name="ce4"/>
        <table:table-column table:style-name="co2" table:default-cell-style-name="ce4"/>
        <table:table-column table:style-name="co11" table:default-cell-style-name="ce4"/>
        <table:table-column table:style-name="co6" table:number-columns-repeated="16379" table:default-cell-style-name="Default"/>
        <table:table-row table:style-name="ro1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Intent</text:p>
          </table:table-cell>
          <table:table-cell table:style-name="ce3" office:value-type="string" calcext:value-type="string">
            <text:p>Key chapters/docs mapped</text:p>
          </table:table-cell>
          <table:table-cell table:style-name="ce3" office:value-type="string" calcext:value-type="string">
            <text:p>Major risks retired</text:p>
          </table:table-cell>
          <table:table-cell table:style-name="ce3" office:value-type="string" calcext:value-type="string">
            <text:p>Not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A — Authoring + Validation (v0.1–v0.2)</text:p>
          </table:table-cell>
          <table:table-cell office:value-type="string" calcext:value-type="string">
            <text:p>Make the language safely authorable: parseable, typed, and impossible to misuse as Python.</text:p>
          </table:table-cell>
          <table:table-cell office:value-type="string" calcext:value-type="string">
            <text:p>Ch 10–12, Ch 14, Ch 21.2–21.4, Appendices A/B/E.</text:p>
          </table:table-cell>
          <table:table-cell office:value-type="string" calcext:value-type="string">
            <text:p>grammar ambiguity, unsafe constructs, unclear diagnostics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B — Deterministic Evaluation + Explainability (v0.3–v0.4)</text:p>
          </table:table-cell>
          <table:table-cell office:value-type="string" calcext:value-type="string">
            <text:p>Make rules executable with deterministic ordering, traces, and replay.</text:p>
          </table:table-cell>
          <table:table-cell office:value-type="string" calcext:value-type="string">
            <text:p>Ch 13–14, Ch 6, Ch 21.6, Ch 19.5.</text:p>
          </table:table-cell>
          <table:table-cell office:value-type="string" calcext:value-type="string">
            <text:p>“it runs but we can’t explain it”, nondeterministic results, inability to debug/verify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C — Indicators + Data Model Hardening (v0.5)</text:p>
          </table:table-cell>
          <table:table-cell office:value-type="string" calcext:value-type="string">
            <text:p>Add deterministic indicator registry and stable feature computation.</text:p>
          </table:table-cell>
          <table:table-cell office:value-type="string" calcext:value-type="string">
            <text:p>Ch 7, Ch 16, Appendix D/F.</text:p>
          </table:table-cell>
          <table:table-cell office:value-type="string" calcext:value-type="string">
            <text:p>indicator drift, inconsistent computations, missing data policies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hase D — Library Reuse + Governance (v0.6)</text:p>
          </table:table-cell>
          <table:table-cell office:value-type="string" calcext:value-type="string">
            <text:p>Make rule packs reusable, versioned, and importable.</text:p>
          </table:table-cell>
          <table:table-cell office:value-type="string" calcext:value-type="string">
            <text:p>Ch 11.7, Ch 23, Ch 25.4.</text:p>
          </table:table-cell>
          <table:table-cell office:value-type="string" calcext:value-type="string">
            <text:p>unmanageable rule sprawl, lack of upgrade discipline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E — Equity Productization (v1.0)</text:p>
          </table:table-cell>
          <table:table-cell office:value-type="string" calcext:value-type="string">
            <text:p>Deliver a stable equity rules product slice with risk constraints and reporting.</text:p>
          </table:table-cell>
          <table:table-cell office:value-type="string" calcext:value-type="string">
            <text:p>Ch 4, Ch 18, Ch 21, Ch 27.1, Ch 24.4 (observability basics).</text:p>
          </table:table-cell>
          <table:table-cell office:value-type="string" calcext:value-type="string">
            <text:p>product cohesion; “works in demos but not in usage”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F — Options + Chain Productization (v1.1–v1.2)</text:p>
          </table:table-cell>
          <table:table-cell office:value-type="string" calcext:value-type="string">
            <text:p>Add option contract context, then chain context, with deterministic semantics.</text:p>
          </table:table-cell>
          <table:table-cell office:value-type="string" calcext:value-type="string">
            <text:p>Ch 8, Ch 14.2, Ch 16.3–16.4, Ch 3.4–3.6.</text:p>
          </table:table-cell>
          <table:table-cell office:value-type="string" calcext:value-type="string">
            <text:p>chain staleness/atomicity; strike/expiry selection correctness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se G — Intent→Plan→Risk Platform Readiness (v2.0)</text:p>
          </table:table-cell>
          <table:table-cell office:value-type="string" calcext:value-type="string">
            <text:p>Realize full separation of intent, planning, and risk enforcement with parity tests.</text:p>
          </table:table-cell>
          <table:table-cell office:value-type="string" calcext:value-type="string">
            <text:p>Ch 15, Ch 17–19, Ch 25, Ch 6.</text:p>
          </table:table-cell>
          <table:table-cell office:value-type="string" calcext:value-type="string">
            <text:p>unsafe execution coupling; inability to integrate into larger systems.</text:p>
          </table:table-cell>
          <table:table-cell office:value-type="string" calcext:value-type="string">
            <text:p>Source: Project plan (Phase Breakdown)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'Sprint Tracker'.A1:'Sprint Tracker'.I104" table:display-filter-buttons="true"/>
        <table:database-range table:name="__Anonymous_Sheet_DB__1" table:target-range-address="'Version Summary'.A1:'Version Summary'.F11" table:display-filter-buttons="true"/>
        <table:database-range table:name="__Anonymous_Sheet_DB__2" table:target-range-address="'Phase Overview'.A1:'Phase Overview'.E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9:55:03.958712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rsion_20_Summary" style:display-name="PageStyle_Version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ase_20_Overview" style:display-name="PageStyle_Phase 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20_Tracker" style:display-name="PageStyle_Sprint Tra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6-04-15T14:22:45</meta:creation-date>
    <dc:date>2026-04-15T19:55:04.429182602</dc:date>
    <meta:generator>LibreOffice/24.2.7.2$Linux_X86_64 LibreOffice_project/420$Build-2</meta:generator>
    <meta:editing-duration>P0D</meta:editing-duration>
    <meta:editing-cycles>2</meta:editing-cycles>
    <meta:document-statistic meta:table-count="3" meta:cell-count="992" meta:object-count="0"/>
    <meta:user-defined meta:name="AppVersion">3.1</meta:user-defined>
  </office:meta>
</office:document-meta>
</file>